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28000001034CB33AE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5in" style:rel-column-width="21845*"/>
    </style:style>
    <style:style style:name="Table1.1" style:family="table-row">
      <style:table-row-properties style:row-height="3.45in"/>
    </style:style>
    <style:style style:name="Table1.A1" style:family="table-cell">
      <style:table-cell-properties fo:background-color="transparent" fo:padding="0.1597in" fo:border-left="1pt solid #000000" fo:border-right="none" fo:border-top="1pt solid #000000" fo:border-bottom="1pt solid #000000">
        <style:background-image xlink:href="Pictures/1000020100000528000001034CB33AE1.png" xlink:type="simple" xlink:actuate="onLoad" style:position="bottom left" style:repeat="no-repeat"/>
      </style:table-cell-properties>
    </style:style>
    <style:style style:name="Table1.C1" style:family="table-cell">
      <style:table-cell-properties fo:background-color="transparent" fo:padding="0.1597in" fo:border="1pt solid #000000">
        <style:background-image xlink:href="Pictures/1000020100000528000001034CB33AE1.png" xlink:type="simple" xlink:actuate="onLoad" style:position="bottom left" style:repeat="no-repeat"/>
      </style:table-cell-properties>
    </style:style>
    <style:style style:name="Table1.A2" style:family="table-cell">
      <style:table-cell-properties fo:background-color="transparent" fo:padding="0.1597in" fo:border-left="1pt solid #000000" fo:border-right="none" fo:border-top="none" fo:border-bottom="1pt solid #000000">
        <style:background-image xlink:href="Pictures/1000020100000528000001034CB33AE1.png" xlink:type="simple" xlink:actuate="onLoad" style:position="bottom left" style:repeat="no-repeat"/>
      </style:table-cell-properties>
    </style:style>
    <style:style style:name="Table1.C2" style:family="table-cell">
      <style:table-cell-properties fo:background-color="transparent" fo:padding="0.1597in" fo:border-left="1pt solid #000000" fo:border-right="1pt solid #000000" fo:border-top="none" fo:border-bottom="1pt solid #000000">
        <style:background-image xlink:href="Pictures/1000020100000528000001034CB33AE1.png" xlink:type="simple" xlink:actuate="onLoad" style:position="bottom left" style:repeat="no-repeat"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8pt" officeooo:rsid="000e0761" officeooo:paragraph-rsid="000e0761" style:font-size-asian="7pt" style:font-size-complex="8pt"/>
    </style:style>
    <style:style style:name="P2" style:family="paragraph" style:parent-style-name="Standard">
      <style:text-properties officeooo:paragraph-rsid="000aa5aa"/>
    </style:style>
    <style:style style:name="P3" style:family="paragraph" style:parent-style-name="Table_20_Contents">
      <style:text-properties style:font-name="Arial" fo:font-size="16pt" fo:font-weight="bold" officeooo:rsid="0024ea2b" officeooo:paragraph-rsid="000aa5aa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C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officeooo:rsid="000e0761" officeooo:paragraph-rsid="000e0761" style:font-size-asian="7pt" style:font-size-complex="8pt"/>
    </style:style>
    <style:page-layout style:name="Mpm1">
      <style:page-layout-properties fo:page-width="8.5in" fo:page-height="11in" style:num-format="1" style:print-orientation="portrait" fo:margin-top="0.1in" fo:margin-bottom="0.1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in" fo:margin-left="0in" fo:margin-right="0in" fo:margin-bottom="0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Cards Against Humanity is a trademark of Cards Against Humanity, LLC. Cards Against Humanity is distributed under a Creative Commons BY-NC-SA 2.0 license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1T15:37:28.93</meta:creation-date>
    <dc:title>Default</dc:title>
    <meta:editing-duration>P0D</meta:editing-duration>
    <meta:editing-cycles>4</meta:editing-cycles>
    <meta:generator>LibreOffice/3.6$Windows_x86 LibreOffice_project/2ef5aff-a6fb0ff-166bdff-cf087ad-0f1389</meta:generator>
    <meta:initial-creator>Mark David Scott Cunningham</meta:initial-creator>
    <dc:date>2013-01-17T23:07:26.62</dc:date>
    <dc:creator>Mark David Scott Cunningham</dc:creator>
    <meta:document-statistic meta:table-count="1" meta:image-count="0" meta:object-count="0" meta:page-count="1" meta:paragraph-count="1" meta:word-count="23" meta:character-count="154" meta:non-whitespace-character-count="132"/>
    <meta:template xlink:type="simple" xlink:actuate="onRequest" xlink:title="Default" xlink:href="../../../Application%20Data/LibreOffice/3/user/template/Default1.ott" meta:date="2013-01-11T15:37:28.64"/>
  </office:meta>
</office:document-meta>
</file>